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widows="2" fo:orphans="2" fo:break-before="page" fo:margin-top="0.0694in" fo:margin-bottom="0.0694in" fo:background-color="#FFFFFF"/>
      <style:text-properties style:font-name="Times New Roman" style:font-name-asian="Times New Roman" fo:font-size="12pt" style:font-size-asian="12pt" style:font-size-complex="12pt" fo:language="es" fo:country="ES" fo:hyphenate="true"/>
    </style:style>
    <style:style style:name="P3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language="es" fo:country="ES" fo:hyphenate="true"/>
    </style:style>
    <style:style style:name="P4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5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6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7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8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9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10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11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tyle="italic" style:font-style-asian="italic" style:font-style-complex="italic" fo:font-size="12pt" style:font-size-asian="12pt" style:font-size-complex="12pt" fo:hyphenate="true"/>
    </style:style>
    <style:style style:name="P12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4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P15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T16" style:parent-style-name="Hyperlink" style:family="text">
      <style:text-properties fo:color="#8496B0"/>
    </style:style>
    <style:style style:name="P17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P18" style:parent-style-name="Normal" style:family="paragraph">
      <style:paragraph-properties fo:widows="2" fo:orphans="2" fo:margin-top="0.0694in" fo:margin-bottom="0.0694in" fo:background-color="#FFFFFF"/>
      <style:text-properties fo:font-style="italic" style:font-style-asian="italic" style:font-style-complex="italic" fo:hyphenate="true"/>
    </style:style>
    <style:style style:name="P19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P20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P21" style:parent-style-name="Normal" style:family="paragraph">
      <style:paragraph-properties fo:widows="2" fo:orphans="2" fo:margin-top="0.0694in" fo:margin-bottom="0.0694in" fo:background-color="#FFFFFF"/>
      <style:text-properties fo:font-style="italic" style:font-style-asian="italic" style:font-style-complex="italic" fo:hyphenate="true"/>
    </style:style>
    <style:style style:name="P22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</office:automatic-styles>
  <office:body>
    <office:text text:use-soft-page-breaks="true">
      <text:p text:style-name="P1"/>
      <text:p text:style-name="P3">EMAIL MESSAGE TEMPLATE</text:p>
      <text:p text:style-name="P4">TO: Supervisor, F&amp;A, Senior Communications Officer, President/CEO</text:p>
      <text:p text:style-name="P5">SUBJECT: NOTICE OF NEW HIRE</text:p>
      <text:p text:style-name="P6"/>
      <text:p text:style-name="P7">This is a notification of the following new hire(s):</text:p>
      <text:p text:style-name="P8">NAME, POSITION TITLE, UNIT, LOCATION</text:p>
      <text:p text:style-name="P9"/>
      <text:p text:style-name="P10">In anticipation of the new hire(s) the following must be conducted by entities involved:</text:p>
      <text:p text:style-name="P11">Supervisor:</text:p>
      <text:p text:style-name="P12"><text:span text:style-name="T13">-<text:s/></text:span>Determine initial briefings and introductory team/unit specific trainings</text:p>
      <text:p text:style-name="P14">-Fill out FSI set up request for new hire and then send to Administration officer, vnoguera@partners.net</text:p>
      <text:p text:style-name="P15"><text:a xlink:href="https://partnersnet107.sharepoint.com/:w:/r/sites/FA/_layouts/15/Doc.aspx?sourcedoc=%7b7745C406-DC33-43A4-B869-DFC976620488%7d&amp;file=FSi%20User%20set%20up%20Checklist%20.docx&amp;action=default&amp;mobileredirect=true" office:target-frame-name="_top" xlink:show="replace"><text:span text:style-name="T16">FSI request document</text:span></text:a></text:p>
      <text:p text:style-name="P17"/>
      <text:p text:style-name="P18">Finance &amp; Accounting:<text:s/></text:p>
      <text:p text:style-name="P19">-When FSI request is received, begin the set-up of the workstation laptop with FSI.</text:p>
      <text:p text:style-name="P20"/>
      <text:p text:style-name="P21">President/CEO office:</text:p>
      <text:p text:style-name="P22">-Provide availability for week of xx/xx/xxxx-xx/xx/xxxx for new hire introduction with President/CE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paragraph-properties fo:widows="0" fo:orphans="0" fo:margin-bottom="0in" fo:line-height="100%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p" style:display-name="comp" style:family="paragraph" style:parent-style-name="Normal">
      <style:paragraph-properties fo:widows="2" fo:orphans="2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3.55086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draw:frame draw:style-name="a0" draw:name="Picture 9" text:anchor-type="as-char" svg:x="0in" svg:y="0in" svg:width="2.41713in" svg:height="0.8237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draw:frame draw:style-name="a1" draw:name="Picture 10" text:anchor-type="as-char" svg:x="0in" svg:y="0in" svg:width="5.75508in" svg:height="0.52488in" style:rel-width="scale" style:rel-height="scale"><draw:image xlink:href="media/image2.jpe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k Del Rosario</meta:initial-creator>
    <dc:creator>Kirk Del Rosario</dc:creator>
    <meta:creation-date>2022-07-20T18:14:00Z</meta:creation-date>
    <dc:date>2022-07-20T18:14:00Z</dc:date>
    <meta:template xlink:href="Normal.dotm" xlink:type="simple"/>
    <meta:editing-cycles>3</meta:editing-cycles>
    <meta:editing-duration>PT0S</meta:editing-duration>
    <meta:document-statistic meta:page-count="1" meta:paragraph-count="1" meta:word-count="144" meta:character-count="968" meta:row-count="6" meta:non-whitespace-character-count="825"/>
  </office:meta>
</office:document-meta>
</file>